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color="#00ff00" draw:textarea-horizontal-align="center" draw:textarea-vertical-align="middle"/>
    </style:style>
    <style:style style:name="gr7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6pt" style:font-size-asian="24pt" style:font-size-complex="24pt"/>
    </style:style>
    <style:style style:name="T2" style:family="text">
      <style:text-properties style:text-position="super 58%" fo:font-size="26pt" style:font-size-asian="24pt" style:font-size-complex="24pt"/>
    </style:style>
    <style:style style:name="T3" style:family="text">
      <style:text-properties fo:font-family="Symbol" style:font-style-name="Regular" style:font-charset="x-symbol"/>
    </style:style>
    <style:style style:name="T4" style:family="text">
      <style:text-properties fo:font-family="'Liberation Sans'" style:font-family-generic="swiss" style:font-pitch="variable" style:font-family-asian="Symbol" style:font-style-name-asian="Regular" style:font-charset-asian="x-symbol" style:font-family-complex="Symbol" style:font-style-name-complex="Regular" style:font-charset-complex="x-symbo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text-position="super 58%" fo:font-size="32pt" style:font-size-asian="32pt" style:font-size-complex="32pt"/>
    </style:style>
    <style:style style:name="T7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9" draw:id="id19">
          <draw:custom-shape draw:style-name="gr1" draw:text-style-name="P1" draw:layer="layout" svg:width="17.145cm" svg:height="13.97cm" svg:x="4.81cm" svg:y="6.08cm">
            <text:p text:style-name="P1"><text:span text:style-name="T1">Basic 2</text:span><text:span text:style-name="T2">nd</text:span><text:span text:style-name="T1"> Order Accurate Time Updat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2" draw:id="id2" draw:layer="layout" svg:width="12.7cm" svg:height="1.27cm" svg:x="7.35cm" svg:y="8.62cm">
            <text:p text:style-name="P2">Calculate timestep <text:span text:style-name="T3">d</text:span><text:span text:style-name="T4">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3" draw:id="id3" draw:layer="layout" svg:width="12.7cm" svg:height="1.27cm" svg:x="7.35cm" svg:y="13.065cm">
            <text:p text:style-name="P2">First-Order half-step update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1" draw:id="id1" draw:layer="layout" svg:width="12.7cm" svg:height="1.27cm" svg:x="7.35cm" svg:y="17.51cm">
            <text:p text:style-name="P2">Second-Order Full-step update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3" draw:text-style-name="P2" draw:layer="layout" svg:x1="7.35cm" svg:y1="18.145cm" svg:x2="7.35cm" svg:y2="9.255cm" draw:start-shape="id1" draw:start-glue-point="5" svg:d="m7350 18145h-551v-8890h551" svg:viewBox="0 0 552 8891">
            <text:p/>
          </draw:connector>
          <draw:connector draw:style-name="gr3" draw:text-style-name="P2" draw:layer="layout" svg:x1="13.7cm" svg:y1="9.89cm" svg:x2="13.7cm" svg:y2="13.065cm" draw:start-shape="id2" draw:start-glue-point="6" draw:end-shape="id3" draw:end-glue-point="4" svg:d="m13700 9890v3175" svg:viewBox="0 0 1 3176">
            <text:p/>
          </draw:connector>
          <draw:connector draw:style-name="gr3" draw:text-style-name="P2" draw:layer="layout" svg:x1="13.7cm" svg:y1="14.335cm" svg:x2="13.7cm" svg:y2="17.51cm" draw:end-shape="id1" draw:end-glue-point="4" svg:d="m13700 14335v3175" svg:viewBox="0 0 1 3176">
            <text:p/>
          </draw:connector>
        </draw:g>
        <draw:g xml:id="id20" draw:id="id20">
          <draw:custom-shape draw:style-name="gr4" draw:text-style-name="P3" xml:id="id4" draw:id="id4" draw:layer="layout" svg:width="17.145cm" svg:height="17.145cm" svg:x="25.765cm" svg:y="2.905cm">
            <text:p text:style-name="P1"><text:span text:style-name="T1">Calculate Timestep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5" draw:id="id5" draw:layer="layout" svg:width="15.5cm" svg:height="1.25cm" svg:x="26.59cm" svg:y="4.375cm">
            <text:p text:style-name="P2">Raytrace to get column densities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6" draw:id="id6" draw:layer="layout" svg:width="15.5cm" svg:height="1.25cm" svg:x="26.59cm" svg:y="7.125cm">
            <text:p text:style-name="P2">Calculate chemical/thermal timestep limit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7" draw:id="id7" draw:layer="layout" svg:width="15.5cm" svg:height="1.25cm" svg:x="26.59cm" svg:y="9.875cm">
            <text:p text:style-name="P2">Calculate dynamics timestep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" draw:text-style-name="P2" draw:layer="layout" draw:line-skew="1.187cm" svg:x1="34.338cm" svg:y1="2.905cm" svg:x2="34.34cm" svg:y2="4.375cm" draw:start-shape="id4" draw:start-glue-point="4" draw:end-shape="id5" draw:end-glue-point="4" svg:d="m34338 2905v635h2v835" svg:viewBox="0 0 3 1471">
            <text:p/>
          </draw:connector>
          <draw:connector draw:style-name="gr5" draw:text-style-name="P2" draw:layer="layout" svg:x1="34.34cm" svg:y1="5.625cm" svg:x2="34.34cm" svg:y2="7.125cm" draw:start-shape="id5" draw:start-glue-point="6" draw:end-shape="id6" draw:end-glue-point="4" svg:d="m34340 5625v1500" svg:viewBox="0 0 1 1501">
            <text:p/>
          </draw:connector>
          <draw:connector draw:style-name="gr5" draw:text-style-name="P2" draw:layer="layout" svg:x1="34.34cm" svg:y1="8.375cm" svg:x2="34.34cm" svg:y2="9.875cm" draw:start-shape="id6" draw:start-glue-point="6" draw:end-shape="id7" draw:end-glue-point="4" svg:d="m34340 8375v1500" svg:viewBox="0 0 1 1501">
            <text:p/>
          </draw:connector>
          <draw:custom-shape draw:style-name="gr2" draw:text-style-name="P2" xml:id="id10" draw:id="id10" draw:layer="layout" svg:width="16cm" svg:height="1.25cm" svg:x="26.34cm" svg:y="17.625cm">
            <text:p text:style-name="P2">Calculate minimum over all processors (if parallel)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9" draw:id="id9" draw:layer="layout" svg:width="15.5cm" svg:height="1.25cm" svg:x="26.59cm" svg:y="15.125cm">
            <text:p text:style-name="P2">Minimum of all timesteps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8" draw:id="id8" draw:layer="layout" svg:width="15.5cm" svg:height="1.25cm" svg:x="26.59cm" svg:y="12.625cm">
            <text:p text:style-name="P2">Thermal conduction timestep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" draw:text-style-name="P2" draw:layer="layout" svg:x1="34.34cm" svg:y1="11.125cm" svg:x2="34.34cm" svg:y2="12.625cm" draw:start-shape="id7" draw:start-glue-point="6" draw:end-shape="id8" draw:end-glue-point="4" svg:d="m34340 11125v1500" svg:viewBox="0 0 1 1501">
            <text:p/>
          </draw:connector>
          <draw:connector draw:style-name="gr5" draw:text-style-name="P2" draw:layer="layout" svg:x1="34.34cm" svg:y1="13.875cm" svg:x2="34.34cm" svg:y2="15.125cm" draw:start-shape="id8" draw:start-glue-point="6" draw:end-shape="id9" draw:end-glue-point="4" svg:d="m34340 13875v1250" svg:viewBox="0 0 1 1251">
            <text:p/>
          </draw:connector>
          <draw:connector draw:style-name="gr5" draw:text-style-name="P2" draw:layer="layout" svg:x1="34.34cm" svg:y1="16.375cm" svg:x2="34.34cm" svg:y2="17.625cm" draw:start-shape="id9" draw:start-glue-point="6" draw:end-shape="id10" draw:end-glue-point="4" svg:d="m34340 16375v1250" svg:viewBox="0 0 1 1251">
            <text:p/>
          </draw:connector>
          <draw:connector draw:style-name="gr5" draw:text-style-name="P2" draw:layer="layout" draw:line-skew="-1.821cm" svg:x1="34.34cm" svg:y1="18.875cm" svg:x2="34.338cm" svg:y2="20.05cm" draw:start-shape="id10" draw:start-glue-point="6" draw:end-shape="id4" draw:end-glue-point="6" svg:d="m34340 18875v-95h-2v1270" svg:viewBox="0 0 3 1271">
            <text:p/>
          </draw:connector>
        </draw:g>
        <draw:custom-shape draw:style-name="gr4" draw:text-style-name="P3" xml:id="id18" draw:id="id18" draw:layer="layout" svg:width="17.145cm" svg:height="17.145cm" svg:x="4.81cm" svg:y="24.495cm">
          <text:p text:style-name="P1"><text:span text:style-name="T1">First Order Upd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12" draw:id="id12" draw:layer="layout" svg:width="15.5cm" svg:height="1.25cm" svg:x="5.445cm" svg:y="27.69cm">
          <text:p text:style-name="P2">Raytrace to get column densities (if needed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13" draw:id="id13" draw:layer="layout" svg:width="15.5cm" svg:height="1.25cm" svg:x="5.445cm" svg:y="30.23cm">
          <text:p text:style-name="P2">Calculate Microphysics dU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14" draw:id="id14" draw:layer="layout" svg:width="15.5cm" svg:height="1.25cm" svg:x="5.445cm" svg:y="32.115cm">
          <text:p text:style-name="P2">Calculate dynamics dU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13.195cm" svg:y1="27.035cm" svg:x2="13.195cm" svg:y2="27.69cm" draw:start-shape="id11" draw:start-glue-point="6" draw:end-shape="id12" draw:end-glue-point="4" svg:d="m13195 27035v655" svg:viewBox="0 0 1 656">
          <text:p/>
        </draw:connector>
        <draw:connector draw:style-name="gr5" draw:text-style-name="P2" draw:layer="layout" svg:x1="13.195cm" svg:y1="28.94cm" svg:x2="13.195cm" svg:y2="30.23cm" draw:start-shape="id12" draw:start-glue-point="6" draw:end-shape="id13" draw:end-glue-point="4" svg:d="m13195 28940v1290" svg:viewBox="0 0 1 1291">
          <text:p/>
        </draw:connector>
        <draw:connector draw:style-name="gr5" draw:text-style-name="P2" draw:layer="layout" svg:x1="13.195cm" svg:y1="31.48cm" svg:x2="13.195cm" svg:y2="32.115cm" draw:start-shape="id13" draw:start-glue-point="6" draw:end-shape="id14" draw:end-glue-point="4" svg:d="m13195 31480v635" svg:viewBox="0 0 1 636">
          <text:p/>
        </draw:connector>
        <draw:custom-shape draw:style-name="gr2" draw:text-style-name="P2" xml:id="id16" draw:id="id16" draw:layer="layout" svg:width="15.5cm" svg:height="1.25cm" svg:x="5.445cm" svg:y="37.215cm">
          <text:p text:style-name="P2">Update Ph[] from t to t+dt/2 for all cell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15" draw:id="id15" draw:layer="layout" svg:width="15.5cm" svg:height="1.25cm" svg:x="5.445cm" svg:y="34.04cm">
          <text:p text:style-name="P2">Calculate thermal conduction dU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13.195cm" svg:y1="33.365cm" svg:x2="13.195cm" svg:y2="34.04cm" draw:start-shape="id14" draw:start-glue-point="6" draw:end-shape="id15" draw:end-glue-point="4" svg:d="m13195 33365v675" svg:viewBox="0 0 1 676">
          <text:p/>
        </draw:connector>
        <draw:connector draw:style-name="gr5" draw:text-style-name="P2" draw:layer="layout" svg:x1="13.195cm" svg:y1="35.29cm" svg:x2="13.195cm" svg:y2="37.215cm" draw:start-shape="id15" draw:start-glue-point="6" draw:end-shape="id16" draw:end-glue-point="4" svg:d="m13195 35290v1925" svg:viewBox="0 0 1 1926">
          <text:p/>
        </draw:connector>
        <draw:custom-shape draw:style-name="gr2" draw:text-style-name="P2" xml:id="id11" draw:id="id11" draw:layer="layout" svg:width="15.5cm" svg:height="1.25cm" svg:x="5.445cm" svg:y="25.785cm">
          <text:p text:style-name="P2">Set dt in equations clas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17" draw:id="id17" draw:layer="layout" svg:width="15.5cm" svg:height="1.25cm" svg:x="5.445cm" svg:y="39.12cm">
          <text:p text:style-name="P2">Exchange boundary data (if parallel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13.195cm" svg:y1="38.465cm" svg:x2="13.195cm" svg:y2="39.12cm" draw:start-shape="id16" draw:start-glue-point="6" draw:end-shape="id17" draw:end-glue-point="4" svg:d="m13195 38465v655" svg:viewBox="0 0 1 656">
          <text:p/>
        </draw:connector>
        <draw:connector draw:style-name="gr5" draw:text-style-name="P2" draw:layer="layout" draw:line-skew="1.187cm" svg:x1="13.383cm" svg:y1="24.495cm" svg:x2="13.195cm" svg:y2="25.785cm" draw:start-shape="id18" draw:start-glue-point="4" draw:end-shape="id11" draw:end-glue-point="4" svg:d="m13383 24495v635h-188v655" svg:viewBox="0 0 189 1291">
          <text:p/>
        </draw:connector>
        <draw:connector draw:style-name="gr5" draw:text-style-name="P2" draw:layer="layout" draw:line-skew="-1.186cm" svg:x1="13.195cm" svg:y1="40.37cm" svg:x2="13.383cm" svg:y2="41.64cm" draw:start-shape="id17" draw:start-glue-point="6" draw:end-shape="id18" draw:end-glue-point="6" svg:d="m13195 40370v635h188v635" svg:viewBox="0 0 189 1271">
          <text:p/>
        </draw:connector>
        <draw:connector draw:style-name="gr6" draw:text-style-name="P2" draw:layer="layout" draw:line-skew="0cm -0.718cm" svg:x1="21.955cm" svg:y1="13.065cm" svg:x2="34.337cm" svg:y2="2.905cm" draw:start-shape="id19" draw:start-glue-point="1" draw:end-shape="id20" draw:end-glue-point="0" svg:d="m21955 13065h1905v-11430h10477v1270" svg:viewBox="0 0 12383 11431">
          <text:p/>
        </draw:connector>
        <draw:connector draw:style-name="gr6" draw:text-style-name="P2" draw:layer="layout" svg:x1="34.337cm" svg:y1="20.05cm" svg:x2="13.382cm" svg:y2="24.495cm" draw:start-shape="id20" draw:start-glue-point="2" svg:d="m34337 20050v2606h-20955v1839" svg:viewBox="0 0 20956 4446">
          <text:p/>
        </draw:connector>
        <draw:connector draw:style-name="gr6" draw:text-style-name="P2" draw:layer="layout" svg:x1="13.383cm" svg:y1="41.64cm" svg:x2="34.337cm" svg:y2="24.495cm" draw:start-shape="id18" draw:start-glue-point="6" draw:end-shape="id21" draw:end-glue-point="0" svg:d="m13383 41640v551h10477v-18248h10477v552" svg:viewBox="0 0 20955 18249">
          <text:p/>
        </draw:connector>
        <draw:connector draw:style-name="gr6" draw:text-style-name="P2" draw:layer="layout" draw:line-skew="1.138cm" svg:x1="34.337cm" svg:y1="41.64cm" svg:x2="4.81cm" svg:y2="13.065cm" draw:start-shape="id21" draw:start-glue-point="2" draw:end-shape="id19" draw:end-glue-point="3" svg:d="m34337 41640v1905h-30079v-30480h552" svg:viewBox="0 0 30080 30481">
          <text:p/>
        </draw:connector>
        <draw:custom-shape draw:style-name="gr7" draw:text-style-name="P4" draw:layer="layout" svg:width="18.415cm" svg:height="3.175cm" svg:x="4.175cm" svg:y="1.635cm">
          <text:p text:style-name="P2"><text:span text:style-name="T5">Timestepping for 2</text:span><text:span text:style-name="T6">nd</text:span><text:span text:style-name="T5"> order time</text:span></text:p>
          <text:p text:style-name="P2"><text:span text:style-name="T5"><text:s/></text:span><text:span text:style-name="T5">and space 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1" draw:id="id21">
          <draw:custom-shape draw:style-name="gr4" draw:text-style-name="P3" xml:id="id29" draw:id="id29" draw:layer="layout" svg:width="17.145cm" svg:height="17.145cm" svg:x="25.765cm" svg:y="24.495cm">
            <text:p text:style-name="P1"><text:span text:style-name="T1">2nd Order Updat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24" draw:id="id24" draw:layer="layout" svg:width="15.5cm" svg:height="1.25cm" svg:x="26.4cm" svg:y="30.865cm">
            <text:p text:style-name="P2">Calculate 2<text:span text:style-name="T7">nd</text:span> order Microphysics dU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25" draw:id="id25" draw:layer="layout" svg:width="15.5cm" svg:height="1.25cm" svg:x="26.4cm" svg:y="32.75cm">
            <text:p text:style-name="P2">Calculate 2<text:span text:style-name="T7">nd</text:span> order dynamics dU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27" draw:id="id27" draw:layer="layout" svg:width="15.5cm" svg:height="1.25cm" svg:x="26.4cm" svg:y="37.195cm">
            <text:p text:style-name="P2">Update P[i] and Ph[i] from t to t+dt for all cells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26" draw:id="id26" draw:layer="layout" svg:width="15.5cm" svg:height="1.25cm" svg:x="26.4cm" svg:y="34.675cm">
            <text:p text:style-name="P2">Calculate 2<text:span text:style-name="T7">nd</text:span> order thermal conduction dU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28" draw:id="id28" draw:layer="layout" svg:width="15.5cm" svg:height="1.25cm" svg:x="26.4cm" svg:y="39.12cm">
            <text:p text:style-name="P2">Update boundary data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23" draw:id="id23" draw:layer="layout" svg:width="15.5cm" svg:height="1.25cm" svg:x="26.4cm" svg:y="28.325cm">
            <text:p text:style-name="P2">Raytrace column densities (time-centred vals)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" draw:text-style-name="P2" draw:layer="layout" svg:x1="34.15cm" svg:y1="27.65cm" svg:x2="34.15cm" svg:y2="28.325cm" draw:start-shape="id22" draw:start-glue-point="6" draw:end-shape="id23" draw:end-glue-point="4" svg:d="m34150 27650v675" svg:viewBox="0 0 1 676">
            <text:p/>
          </draw:connector>
          <draw:connector draw:style-name="gr5" draw:text-style-name="P2" draw:layer="layout" svg:x1="34.15cm" svg:y1="29.575cm" svg:x2="34.15cm" svg:y2="30.865cm" draw:start-shape="id23" draw:start-glue-point="6" draw:end-shape="id24" draw:end-glue-point="4" svg:d="m34150 29575v1290" svg:viewBox="0 0 1 1291">
            <text:p/>
          </draw:connector>
          <draw:connector draw:style-name="gr5" draw:text-style-name="P2" draw:layer="layout" svg:x1="34.15cm" svg:y1="32.115cm" svg:x2="34.15cm" svg:y2="32.75cm" draw:start-shape="id24" draw:start-glue-point="6" draw:end-shape="id25" draw:end-glue-point="4" svg:d="m34150 32115v635" svg:viewBox="0 0 1 636">
            <text:p/>
          </draw:connector>
          <draw:connector draw:style-name="gr5" draw:text-style-name="P2" draw:layer="layout" svg:x1="34.15cm" svg:y1="34cm" svg:x2="34.15cm" svg:y2="34.675cm" draw:start-shape="id25" draw:start-glue-point="6" draw:end-shape="id26" draw:end-glue-point="4" svg:d="m34150 34000v675" svg:viewBox="0 0 1 676">
            <text:p/>
          </draw:connector>
          <draw:connector draw:style-name="gr5" draw:text-style-name="P2" draw:layer="layout" svg:x1="34.15cm" svg:y1="35.925cm" svg:x2="34.15cm" svg:y2="37.195cm" draw:start-shape="id26" draw:start-glue-point="6" draw:end-shape="id27" draw:end-glue-point="4" svg:d="m34150 35925v1270" svg:viewBox="0 0 1 1271">
            <text:p/>
          </draw:connector>
          <draw:connector draw:style-name="gr5" draw:text-style-name="P2" draw:layer="layout" svg:x1="34.15cm" svg:y1="38.445cm" svg:x2="34.15cm" svg:y2="39.12cm" draw:start-shape="id27" draw:start-glue-point="6" draw:end-shape="id28" draw:end-glue-point="4" svg:d="m34150 38445v675" svg:viewBox="0 0 1 676">
            <text:p/>
          </draw:connector>
          <draw:connector draw:style-name="gr5" draw:text-style-name="P2" draw:layer="layout" draw:line-skew="-1.186cm" svg:x1="34.15cm" svg:y1="40.37cm" svg:x2="34.338cm" svg:y2="41.64cm" draw:start-shape="id28" draw:start-glue-point="6" draw:end-shape="id29" draw:end-glue-point="6" svg:d="m34150 40370v635h188v635" svg:viewBox="0 0 189 1271">
            <text:p/>
          </draw:connector>
          <draw:custom-shape draw:style-name="gr2" draw:text-style-name="P2" xml:id="id22" draw:id="id22" draw:layer="layout" svg:width="15.5cm" svg:height="1.25cm" svg:x="26.4cm" svg:y="26.4cm">
            <text:p text:style-name="P2">Set dt in equations class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" draw:text-style-name="P2" draw:layer="layout" draw:line-skew="1.822cm" svg:x1="34.338cm" svg:y1="24.495cm" svg:x2="34.15cm" svg:y2="26.4cm" draw:start-shape="id29" draw:start-glue-point="4" draw:end-shape="id22" draw:end-glue-point="4" svg:d="m34338 24495v1270h-188v635" svg:viewBox="0 0 189 1906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02cm" svg:stroke-color="#000000" draw:marker-start-width="0.457cm" draw:marker-start-center="false" draw:marker-end="Arrow" draw:marker-end-width="0.356cm" draw:marker-end-center="true" draw:fill="solid" draw:fill-color="#e6e6e6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051cm" draw:shadow-offset-y="0.05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athan Mackey</meta:initial-creator>
    <meta:creation-date>2011-07-01T15:08:54</meta:creation-date>
    <dc:date>2013-02-27T14:09:49</dc:date>
    <meta:editing-duration>PT5H47M47S</meta:editing-duration>
    <meta:editing-cycles>18</meta:editing-cycles>
    <meta:generator>LibreOffice/3.5$Linux_X86_64 LibreOffice_project/350m1$Build-2</meta:generator>
    <meta:printed-by>Jonathan Mackey</meta:printed-by>
    <meta:print-date>2011-07-01T15:48:18</meta:print-date>
    <dc:creator>Jonathan Mackey</dc:creator>
    <meta:document-statistic meta:object-count="61"/>
  </office:meta>
</office:document-meta>
</file>